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265cm" loext:contextual-spacing="false" fo:text-indent="0cm" style:auto-text-indent="false"/>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444444" style:font-name="Lato" fo:font-size="10.5pt" fo:letter-spacing="normal" fo:font-style="normal" fo:font-weight="normal"/>
    </style:style>
    <style:style style:name="P4" style:family="paragraph" style:parent-style-name="Text_20_body">
      <style:paragraph-properties fo:margin-left="0.212cm" fo:margin-right="0cm" fo:margin-top="0cm" fo:margin-bottom="0cm" loext:contextual-spacing="false" fo:text-indent="0cm" style:auto-text-indent="false"/>
    </style:style>
    <style:style style:name="P5" style:family="paragraph" style:parent-style-name="Text_20_body">
      <style:paragraph-properties fo:margin-left="0.212cm" fo:margin-right="0cm" fo:margin-top="0cm" fo:margin-bottom="0cm" loext:contextual-spacing="false" fo:orphans="2" fo:widows="2" fo:text-indent="0cm" style:auto-text-indent="false"/>
    </style:style>
    <style:style style:name="P6" style:family="paragraph" style:parent-style-name="Heading_20_1">
      <style:text-properties fo:font-variant="normal" fo:text-transform="none" fo:color="#444444" style:font-name="Lato" fo:font-size="18pt" fo:letter-spacing="normal" fo:font-style="normal" fo:font-weight="bold"/>
    </style:style>
    <style:style style:name="P7" style:family="paragraph" style:parent-style-name="Heading_20_1">
      <style:text-properties style:font-name="inherit" fo:font-size="18pt" fo:font-weight="bold"/>
    </style:style>
    <style:style style:name="T1" style:family="text">
      <style:text-properties fo:font-variant="normal" fo:text-transform="none" fo:color="#444444" style:font-name="Lato" fo:font-size="10.5pt" fo:letter-spacing="normal" fo:font-style="normal" fo:font-weight="normal"/>
    </style:style>
    <style:style style:name="T2" style:family="text">
      <style:text-properties fo:font-variant="normal" fo:text-transform="none" fo:color="#444444" style:font-name="Lato" fo:font-size="18pt" fo:letter-spacing="normal" fo:font-style="normal" fo:font-weight="bold"/>
    </style:style>
    <style:style style:name="T3" style:family="text">
      <style:text-properties fo:font-variant="normal" fo:text-transform="none" fo:color="#6e6e6e" style:font-name="Lato" fo:font-size="10.5pt" fo:letter-spacing="normal" fo:font-style="normal" fo:font-weight="bold"/>
    </style:style>
    <style:style style:name="T4" style:family="text">
      <style:text-properties fo:font-variant="normal" fo:text-transform="none" fo:color="#284a7a" style:text-line-through-style="none" style:text-line-through-type="none" style:font-name="Lato" fo:font-size="10.5pt" fo:letter-spacing="normal" fo:font-style="normal" style:text-underline-style="none" fo:font-weight="normal" style:text-blinking="false"/>
    </style:style>
    <style:style style:name="T5" style:family="text">
      <style:text-properties fo:color="#6e6e6e" fo:font-weight="bold"/>
    </style:style>
    <style:style style:name="T6" style:family="text">
      <style:text-properties fo:color="#284a7a" style:text-line-through-style="none" style:text-line-through-type="none" style:text-underline-style="none" style:text-blinking="false"/>
    </style:style>
    <style:style style:name="T7" style:family="text">
      <style:text-properties style:font-name="inherit" fo:font-size="18pt"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10to12 Iquery Flu Data</text:h>
      <text:p text:style-name="P5"><text:span text:style-name="T3">Metadata Updated:</text:span><text:span text:style-name="T1"> </text:span><text:a xlink:type="simple" xlink:href="https://catalog.data.gov/dataset/10to12-iquery-flu-data-0fc7d#sec-dates" text:style-name="Internet_20_link" text:visited-style-name="Visited_20_Internet_20_Link"><text:span text:style-name="T4">June 11, 2016</text:span></text:a><text:span text:style-name="T1"> </text:span></text:p>
      <text:p text:style-name="P1"/>
      <text:p text:style-name="P3">The reported number of illnesses caused by strains of the Influenza virus that required the case to be in the Intensive Care Unit (ICU) during a hospital stay. Influenza, commonly called "the flu," is an infection of the respiratory tract caused by the influenza virus. Compared with most viral respiratory infections, such as the common cold, influenza infection often causes a more severe illness. Typical influenza illness includes fever (usually 100 degrees F to 103 degrees F in adults and often even higher in children) and respiratory symptoms, such as cough, sore throat, runny or stuffy nose, as well as headache, muscle aches and extreme fatigue. Although nausea, vomiting and diarrhea can sometimes accompany influenza infection, especially in children, these symptoms are rarely the primary symptoms. The term "stomach flu" is a misnomer that is sometimes used to describe gastrointestinal illnesses caused by organisms other than influenza viruses. During most flu seasons, which typically run from November to April, between 10 percent and 20 percent of the population is infected with influenza viruses. Most people who get the flu recover completely in 1 to 2 weeks, but some people develop serious and potentially life-threatening medical complications, such as pneumonia. Flu-related complications can occur at any age, but the elderly and people with chronic health problems are much more likely to develop serious complications after influenza infection than are young, healthier people. Since 2010, IDPH has collected information about influenza cases that required Intensive Care Unit (ICU) hospitalization as a way to measure the severity of disease.</text:p>
      <text:p text:style-name="Standard"/>
      <text:h text:style-name="P6" text:outline-level="1">05to09 Iquery Hep Cchronic Data</text:h>
      <text:p text:style-name="P5"><text:span text:style-name="T3">Metadata Updated:</text:span><text:span text:style-name="T1"> </text:span><text:a xlink:type="simple" xlink:href="https://catalog.data.gov/dataset/05to09-iquery-hep-cchronic-data-61bb1#sec-dates" text:style-name="Internet_20_link" text:visited-style-name="Visited_20_Internet_20_Link"><text:span text:style-name="T4">August 20, 2016</text:span></text:a><text:span text:style-name="T1"> </text:span></text:p>
      <text:p text:style-name="P1"/>
      <text:p text:style-name="P3">Hepatitis C virus (HCV) infection is the most common chronic bloodborne infection in the United States; approximately 3.2 million persons are chronically infected. HCV is most efficiently transmitted through large or repeated percutaneous exposure to infected blood (e.g., through transfusion of blood from unscreened donors or through use of injecting drugs). Although much less frequent, occupational, perinatal, and sexual exposures also can result in transmission of HCV. Because the clinical characteristics are similar for all types of acute viral hepatitis, the specific viral cause of illness cannot be determined solely on the basis of signs, symptoms, history, or current risk factors, but must be verified by specific serologic testing. Persons with chronic hepatitis B virus (HBV) infection may be asymptomatic. They may have no evidence of liver disease or may have a spectrum of disease ranging from chronic hepatitis to cirrhosis or liver cancer.</text:p>
      <text:p text:style-name="Standard"/>
      <text:h text:style-name="P6" text:outline-level="1">05to12 Iquery NMen Data</text:h>
      <text:p text:style-name="P5"><text:span text:style-name="T3">Metadata Updated:</text:span><text:span text:style-name="T1"> </text:span><text:a xlink:type="simple" xlink:href="https://catalog.data.gov/dataset/05to12-iquery-nmen-data-2d137#sec-dates" text:style-name="Internet_20_link" text:visited-style-name="Visited_20_Internet_20_Link"><text:span text:style-name="T4">August 20, 2016</text:span></text:a><text:span text:style-name="T1"> </text:span></text:p>
      <text:p text:style-name="P1"/>
      <text:p text:style-name="P3">Infection caused by the Neisseria Meningitidis bacteria results in acute illness that may include symptoms such as sudden onset of fever, headache, nausea, stiff neck, photophobia, and, in most cases, a rash. Invasive disease may manifest itself as one or more syndromes including bacteremia, sepsis, and meningitis. Meningitis is the most common form, while sepsis, also known as Meningococcemia, is the <text:soft-page-break/>most severe form of illness. While advances in medicine have improved survivability, some cases may still result in long-term aftereffects or death.</text:p>
      <text:p text:style-name="Standard"/>
      <text:h text:style-name="P7" text:outline-level="1">Iowa Asthma Hospitalizations</text:h>
      <text:p text:style-name="P4"><text:span text:style-name="T5">Metadata Updated:</text:span> <text:a xlink:type="simple" xlink:href="https://catalog.data.gov/dataset/iowa-asthma-hospitalizations#sec-dates" text:style-name="Internet_20_link" text:visited-style-name="Visited_20_Internet_20_Link"><text:span text:style-name="T6">August 9, 2018</text:span></text:a> </text:p>
      <text:p text:style-name="Text_20_body"/>
      <text:p text:style-name="P2">This dataset contains case counts of asthma inpatient hospitalizations among Iowa residents. These include incidents of asthma attacks, obstructive lung disease, and reactive airway disease. The data are stratified by county of residence, age group, and gender. The data contained in this dataset is collected by the Iowa Hospital Association on behalf of the Iowa Department of Public Health in accordance with Iowa Code section 135.166. This dataset contains confidential information. Small numbers suppression has been applied to data available to the public. The hospital admissions data present state hospital discharge data which reflects more severe exacerbations of asthma. Persons who have to stay in the hospital because of asthma usually have more severe attacks than persons with asthma symptoms who are not hospitalized. This dataset is using hospital admission dates while other public health programs use the hospital discharge dates to count asthma cases. This may cause a difference in asthma rates between this dataset and other public health Web sites.</text:p>
      <text:p text:style-name="Text_20_body"><text:line-break/><text:span text:style-name="T2">05to12 Iquery Crypto Data</text:span></text:p>
      <text:p text:style-name="P5"><text:span text:style-name="T3">Metadata Updated:</text:span><text:span text:style-name="T1"> </text:span><text:a xlink:type="simple" xlink:href="https://catalog.data.gov/dataset/05to12-iquery-crypto-data-51603#sec-dates" text:style-name="Internet_20_link" text:visited-style-name="Visited_20_Internet_20_Link"><text:span text:style-name="T4">August 20, 2016</text:span></text:a><text:span text:style-name="T1"> </text:span></text:p>
      <text:p text:style-name="P1"/>
      <text:p text:style-name="P3">Cryptosporidiosis is a disease caused by ingesting or swallowing the intestinal parasite Cryptosporidium parvum. Watery diarrhea and abdominal cramping are the most common major symptoms, while other symptoms may include nausea, vomiting, fatigue, weight loss and low-grade fever. Symptoms may last as long as 30 days in otherwise healthy individuals, but in persons with weakened immune systems symptoms can persist indefinitely and possibly lead to serious illness and death. The parasite Cryptosporidium parvum is found in the feces of infected animals and people. Inadequate disposal of feces and water run-off from animal habitats may also contaminate drinking water supplies and recreational water sites.</text:p>
      <text:p text:style-name="Text_20_body"/>
      <text:h text:style-name="P7" text:outline-level="1">10to12 Iquery Hep Cchronic Data</text:h>
      <text:p text:style-name="P4"><text:span text:style-name="T5">Metadata Updated:</text:span> <text:a xlink:type="simple" xlink:href="https://catalog.data.gov/dataset/10to12-iquery-hep-cchronic-data-4c064#sec-dates" text:style-name="Internet_20_link" text:visited-style-name="Visited_20_Internet_20_Link"><text:span text:style-name="T6">August 20, 2016</text:span></text:a> </text:p>
      <text:p text:style-name="Text_20_body"/>
      <text:p text:style-name="P2">Hepatitis C virus (HCV) infection is the most common chronic bloodborne infection in the United States; approximately 3.2 million persons are chronically infected. HCV is most efficiently transmitted through large or repeated percutaneous exposure to infected blood (e.g., through transfusion of blood from unscreened donors or through use of injecting drugs). Although much less frequent, occupational, perinatal, and sexual exposures also can result in transmission of HCV. Because the clinical characteristics are similar for all types of acute viral hepatitis, the specific viral cause of illness cannot be determined solely on the basis of signs, symptoms, history, or current risk <text:soft-page-break/>factors, but must be verified by specific serologic testing. Persons with chronic hepatitis B virus (HBV) infection may be asymptomatic. They may have no evidence of liver disease or may have a spectrum of disease ranging from chronic hepatitis to cirrhosis or liver cancer.</text:p>
      <text:p text:style-name="Text_20_body"><text:line-break/><text:span text:style-name="T2">Data from monitoring of shellfish for Paralytic Shellfish Poisoning (PSP) and Domoic Acid Poisoning (DAP) by the Washington State Department of Health, 1989-1999 (NODC Accession 0000580)</text:span></text:p>
      <text:p text:style-name="P5"><text:span text:style-name="T3">Metadata Updated:</text:span><text:span text:style-name="T1"> </text:span><text:a xlink:type="simple" xlink:href="https://catalog.data.gov/dataset/data-from-monitoring-of-shellfish-for-paralytic-shellfish-poisoning-psp-and-domoic-acid-poisoni#sec-dates" text:style-name="Internet_20_link" text:visited-style-name="Visited_20_Internet_20_Link"><text:span text:style-name="T4">February 8, 2018</text:span></text:a><text:span text:style-name="T1"> </text:span></text:p>
      <text:p text:style-name="P1"/>
      <text:p text:style-name="P3">The state of Washington routinely experiences seasonal restrictions on commercial and recreational shellfish harvest due to two toxic phytoplankton syndromes, Paralytic Shellfish Poisoning (PSP) and Amnesiac Shellfish Poisoning(ASP), which is often referred to as Domoic Acid Poisoning (DAP). The biotoxin that causes PSP temporarily interferes with the transmission of nerve impulses in warm-blooded animals, causing symptoms in humans such as, numbness and tingling of the lips, tongue, face and extra difficulty talking ,breathing, swallowing and muscle incoordinations. Symptoms develop quickly (within 1-2 hours of consumption) and can result in death. The species that causes PSP in Washington state marine waters is Alexandrium catenella. Alexandrium is usually present in small numbers; however, when environmental conditions are optimum, rapid reproduction occurs. Filter-feeding shellfish can accumulate the toxins to dangerous levels during these "blooms". Domoic acid poisoning is caused by eating fish, shellfish or crab containing the toxin. Symptoms include vomiting, nausea, diarrhea and abdominal cramps within 24 hours of digestion. In severe cases, neurological sysmtoms develop within 48 hours and include headache, dizziness, confusion, disorientation, loss of short-term memory, motor weakness, seizures, profuse respiratory secretions, cardiac arrhythmias, coma and possibly death. Domoic acid produced by marine diatoms of the genus Pseudo-nitzchia, was first detected on the Pacific coast in 1991 when several pelican and cormorant deaths were link to domoic acid in anchovies. The Washington State Department of Health routinely monitors for PSP and ASP in shellfish from areas throughout the state. Areas are closed for harvest of molluscan shellfish when PSP toxin levels are equal to or exceed 80 ug toxin/100 grams shellfish tissue. Molluscan shellfish areas are closed when domoic acid (DA)levels reach 15 ppm in a composite sample of six shellfish (this level was changed to 20 ppm in 2001), whereas Dungeness crab areas are closed when DA levels reach 30 ppm in three of six individual crab viscera.</text:p>
      <text:p text:style-name="Text_20_body"/>
      <text:h text:style-name="P6" text:outline-level="1">Iquery Measles Data</text:h>
      <text:p text:style-name="P5"><text:span text:style-name="T3">Metadata Updated:</text:span><text:span text:style-name="T1"> </text:span><text:a xlink:type="simple" xlink:href="https://catalog.data.gov/dataset/iquery-measles-data-eb3b3#sec-dates" text:style-name="Internet_20_link" text:visited-style-name="Visited_20_Internet_20_Link"><text:span text:style-name="T4">August 20, 2016</text:span></text:a><text:span text:style-name="T1"> </text:span></text:p>
      <text:p text:style-name="P1"/>
      <text:p text:style-name="P3">Measles is a highly contagious viral infection that is spread by the dissemination of the Measles virus in respiratory droplets by infected individuals. The most notable symptom is a red blotchy rash, but this is usually preceded by fever, runny nose, or cough. Quite common before immunization began, measles is typically not a severe disease, but grave illness and even death may occur. Those most susceptible to contracting measles are infants too young to be vaccinated, other unvaccinated adults and children, and immunocompromised individuals. Measles can be readily spread in enclosed recirculating air <text:soft-page-break/>environments such as airplanes or classrooms, but any close contact with an infected case may lead to infection.</text:p>
      <text:p text:style-name="Text_20_body"/>
      <text:h text:style-name="P6" text:outline-level="1">Iquery2012 Typh Fvr</text:h>
      <text:p text:style-name="P5"><text:span text:style-name="T3">Metadata Updated:</text:span><text:span text:style-name="T1"> </text:span><text:a xlink:type="simple" xlink:href="https://catalog.data.gov/dataset/iquery2012-typh-fvr-8b059#sec-dates" text:style-name="Internet_20_link" text:visited-style-name="Visited_20_Internet_20_Link"><text:span text:style-name="T4">August 20, 2016</text:span></text:a><text:span text:style-name="T1"> </text:span></text:p>
      <text:p text:style-name="P1"/>
      <text:p text:style-name="P3">Typhoid fever is an enteric fever caused by the bacteria Salmonella enterica serotype Typhi (S. Typhi). While this bacterium is a member of the Salmonella species, this serotype produces an illness that is more severe than the gastrointestinal symptoms caused by the other serotypes of Salmonella. Illnesses caused by these other serotypes, known collectively as non-typhoidal Salmonella, are reported as Salmonellosis. In severe cases of Typhoid fever, delirium may occur during the course of disease. In fact, the term typhoid is derived from the Greek word for hazy, which described the mental state of cases during this phase. Other common symptoms of typhoid fever may include one or more of weakness, stomach aches, head-ache and loss of appetite. When not treated properly, typhoid fever can cause severe illness and even death.</text:p>
      <text:h text:style-name="P7" text:outline-level="1">05to12 Iquery Hep AData</text:h>
      <text:p text:style-name="P4"><text:span text:style-name="T5">Metadata Updated:</text:span> <text:a xlink:type="simple" xlink:href="https://catalog.data.gov/dataset/05to12-iquery-hep-adata-669b0#sec-dates" text:style-name="Internet_20_link" text:visited-style-name="Visited_20_Internet_20_Link"><text:span text:style-name="T6">August 20, 2016</text:span></text:a> </text:p>
      <text:p text:style-name="Text_20_body"/>
      <text:p text:style-name="P2">Hepatitis A is an acute, severe illness with a distinct onset of symptoms consistent with any acute viral hepatitis. The most distinctive symptom is jaundice, a yellowish pigmentation of the skin, tissues, or body fluids. Other symptoms may include fever, headache, malaise, anorexia, nausea, vomiting, diarrhea, and abdominal pain. These symptoms are the same for all types of viral hepatitis, but Hepatitis A is spread by the fecal-oral route of transmission, so it may be dispersed by infected food handlers. The illness caused by Hepatitis A may last several weeks to several months, but complete recovery is almost always achieved.</text:p>
      <text:p text:style-name="Text_20_body"><text:line-break/><text:span text:style-name="T7">05to12 Iquery WNVData</text:span></text:p>
      <text:p text:style-name="P4"><text:span text:style-name="T5">Metadata Updated:</text:span> <text:a xlink:type="simple" xlink:href="https://catalog.data.gov/dataset/05to12-iquery-wnvdata-f9621#sec-dates" text:style-name="Internet_20_link" text:visited-style-name="Visited_20_Internet_20_Link"><text:span text:style-name="T6">June 11, 2016</text:span></text:a> </text:p>
      <text:p text:style-name="Text_20_body"/>
      <text:p text:style-name="P2">The West Nile Virus (WNV) is an arbovirus, short for arthropod-borne virus, is transmitted by the bite of mosquitoes of the Culex species. These mosquitoes thrive in hot weather and are less noticeable than typical floodwater mosquitoes. Since transmission is dependent on mosquitoes, WNV is typically acquired during warmer months until first freeze of the fall. Most persons bitten by an infected mosquito will experience no symptoms of the disease or will have very mild symptoms including fever and headache. Persons older than 50 years of age are most susceptible to developing serious illness. Approximately 1 to 2 percent of all cases will develop recognizable symptoms. Symptoms of a severe WNV infection may produce a rapid onset of severe headache, high fever, muscle aches, difficulty with muscle coordination, and disorientation. Most patients recover fully, although severe infection may, infrequently, result in neurologic damage or death.</text:p>
      <text:p text:style-name="Text_20_body"><text:soft-page-break/><text:line-break/><text:span text:style-name="T7">Spacesuit Trauma Countermeasure System for Intravehicular and Extravehicular Activities</text:span></text:p>
      <text:p text:style-name="P4"><text:span text:style-name="T5">Metadata Updated:</text:span> <text:a xlink:type="simple" xlink:href="https://catalog.data.gov/dataset/spacesuit-trauma-countermeasure-system-for-intravehicular-and-extravehicular-activities#sec-dates" text:style-name="Internet_20_link" text:visited-style-name="Visited_20_Internet_20_Link"><text:span text:style-name="T6">August 1, 2018</text:span></text:a> </text:p>
      <text:p text:style-name="Text_20_body"/>
      <text:p text:style-name="P2">We have completed our grant reporting period. The major contributions of our research effort are outlined below: <text:line-break/>Specific Aim 1: Statistical Shoulder Injury Analysis. The first specific aim is to analyze data for correlations between anthropometry, space suit components, and shoulder injury. Four hypotheses were proposed to relate injury to 1) body morphologies, 2) space suit HUT components, 3) training variables, and 4) previous injury. Each hypothesis was confirmed, since for both models variables for each of the first three hypotheses were identified and record of previous injury was associated with the Neutral Buoyancy Laboratory (NBL) model. <text:line-break/>The major contributions of this work are to: 1) Add quantitative statistical analysis to the causal mechanisms of injury found in the literature. 2) Provide a framework for identifying relevant predictor variables related to injury given the small number of data points, large number of predictor variables, and the differences in their distributions. 3) Identify variables related to injury which can be addressed and resolved through operational changes to training, suit design and accommodation, and identification of higher risk subjects given previous medical history. 4) Propose future areas of study for which additional data may continue to be collected and analyzed, such as HUT sizing information as related to clearance anthropometry. <text:line-break/>These contributions address the current gap in our understanding of the causal mechanisms of injury. Although HUT style has been reported as a major cause based on anecdotal evidence (Williams and Johnson 2003, Strauss 2004), it has not been until recently that this causal mechanism has been quantitatively evaluated (Scheuring, McCullouch et al., 2012). This research corroborates these findings, but expands upon them to include additional relevant factors not previously explored. It also includes other shoulder incidents, which, although not defined as medical injuries, have had negative impact on crew comfort and health, as well as impacting an astronaut’s operational availability. This work also supports the conclusions reached by Williams and Johnson (2003) regarding the import of the training environment as a contributory factor, but this is the first quantitative assessment of the impacts of training frequency and recovery. Finally, it supports that suit fit is essential to achieve the optimal working environment (Benson and Rajulu 2009, Gast and Moore 2010) and allows future designs to pinpoint the most relevant anthropometric dimensions for suit fit accommodation. This work provides a quantitative analysis through data mining grounded in our historical understanding of the use of the EMU and NBL training environment. The remainder of this research allows a look forward into how additional data collection on human-space suit interaction can help prevent the occurrence of future injury and discomfort. <text:line-break/>Specific Aim 2: Experimental Evaluation of Human-space Suit Interaction. Development of a wearable pressure sensing garment. The novel Polipo low-pressure sensing system for extreme environments achieved here has many advantages. With the Polipo human-suit interaction can be measured for the first time through dynamic movement. It can accurately measure low-pressures against the body over underneath the soft-goods. The system of 12 sensors is transferrable between many different people, creating an independent stand-alone pressure-sensing system. Sensors can <text:soft-page-break/>easily be changed to allow for improved designs or to accommodate different target pressures. The wiring was intentionally designed to achieve the best trade-off between flexibility, resistance, and stretch ability. The system achieves near shirt-sleeve mobility as sensors are moved to accommodate users. It can also be used in conjunction with a high-pressure sensing mat placed over the shoulder to measure loading between the person and HUT. The electronics architecture allows for low power onboard or real-time data collection. The entire system has been designed with extreme environments in mind, where considerations of shock, battery hazards, and material properties in mixed gas environments were minimized to ensure user safety. Finally, it has a cover shirt to slide easily over the system and prevent catching and ensure proper placement. Nearly all requirements were met and those that were not were evaluated for extent of their impact on the system performance. Therefore, this work confirms Design Requirement 1 “A pressure sensing tool will achieve both high wearability and high utility in a space suit environment.” This system could easily be extrapolated to other environments where biomechanics and comfort under load needs to be evaluated, for example, soldier pack accommodation or wearable protective devices for the elderly where discomfort substantially decreases compliance. <text:line-break/>The Polipo system in its described configuration was used in a human subject experiment inside the space suit. These experiments validated the system’s performance in the space suit environment and confirmed the conclusions reached after the assessment of the requirements presented here. <text:line-break/>The primary contributions of this work are to: 1) Establish baseline requirements for in-suit sensing and wearable electronics. 2) Develop pressure sensors and evaluate their performance for human movement applications. 3) Develop a wearable, stand-alone pressure-sensing system to be used for a large group of subjects in harsh working environments. 4) Create a system that is specifically targeted to provide quantitative information about human-space suit interaction not previously possible. <text:line-break/>The Polipo system as designed overcomes the issues associated with wearable electronics in that it allows for high mobility at low-pressure with less encumbrance from hardware and wired data transfer (Cork 2007; Witt and Jones 2007; Brimacomb, D. Wilson et al., 2009). It builds upon previous sensor designs (Park, Majidi et al., 2010; Park, Chen et al., 2012) to measure normal pressures targeted to the 5-60 kPa range through dynamic motion. In-suit sensing concepts have focused on traditional physiologic measures (Carr 2000, Dismukes 2002, Catrysse 2004, Tang 2007) or display and control information (Rochlis 2000, Graziosi 2005, van Erp 2005, Graziosi 2006). The Polipo builds from previous in-suit wearable electronics, but expands upon it to establish design requirements and a precedent for implementation. Future iterations of the pressure sensing system could utilize work done on distributed computing and data collection in a space suit environment to allow for sensor coverage over the entire body (Carr 2002, Simon 2013, Taj-Eldin 2013). The results presented demonstrate the Polipo’s success in meeting its targeted design. The following demonstrates its performance in the pressurized suit environment and its utility to elucidate human-space suit interaction. <text:line-break/>Experimental Analysis. This research is, to our knowledge, the first experiment to characterize human-space suit interaction with pressure sensors placed inside the pressurized suit environment. Unpublished work from the NASA Anthropometry and Biomechanics Facility performed a similar study and future work includes comparing results and procedures. This research builds from previous work on measuring joint angles both internal and external to the suit and is our first glimpse “inside the space suit” and will be the baseline for future studies. <text:line-break/>There were many successes in implementing this experiment that should be carried further into future experiments. The Polipo sensor system was built from scratch for this application. It was <text:soft-page-break/>designed to be wearable through the full range of motion, stand alone for power and data collection, be transferrable between subjects, and was targeted at detecting pressure at the low-pressure range and resolution expected under the soft goods. Each of these design objectives was achieved. As a result, its applicability to the space suit environment was validated with this experiment. The Novel pressure sensing system also proved to be extremely useful even in the loading regime, which was less than it was originally designed for. The experiment also proved that kinematics could be efficiently tracked inside the suit, wirelessly, and compared to the suit motions, with the use of inertial measurement units. <text:line-break/>These experiments were successful in opening the door for this type of space suit testing. The data provide valuable insight into how motions occur, how consistent subjects are, and how discomfort and fatigue may build up over time while working in the suit. It demonstrates the value in using pressure sensing to characterize human-suit interaction in a way not previously possible. The implications of the test are valuable in finding an initial baseline of human-suit interaction and will guide future tests to optimize sensor design, influence space suit design, and ultimately prevent injuries that occur inside the space suit. <text:line-break/>The primary contributions of this work are to: 1) Establish a precedent for pressurized human subject testing in the space suit and a baseline for pressure interface interaction. 2) Validate the use of the Polipo in the space suit environment and suggest future pressurized suit testing work. 3) Add quantitative information to subjective feedback on human suit interaction. 4) Assess human movement inside the suit through the temporal activation of sensor located over the arm. 5) Use peak pressures to assess the consistency of subjects’ movement as a means to evaluate discomfort, fatigue, or change in movement with an eye toward injury prevention. <text:line-break/>This is the first work to use untethered pressure sensing systems to measure the contact interface between the person and space suit. Space suit evaluation is traditionally measured treating the human and space suit as a system, evaluating gross metrics of performance (Morgan, Wilmington et al., 1996; Jaramillo, Angermiller et al., 2008; Matty and Aitchison 2009; Norcross, Lee et al., 2009; Norcross 2010; Aitchison 2012; Valish and Eversley 2012). Previously, no technology has allowed their separation. This system is the first to specifically target the interface between the person and space suit at the body’s surface to overcome this limitation, allowing us to move beyond external visual measures, such as motion capture and photogrammetry. Recent work on joint angle kinematics of the person and space suit as measured independently have allowed us to look at these differences (Di Capua and Akin 2012; Kobrick, C. Carr et al., 2012; Bertrand, Anderson et al., 2014), but they provide limited information regarding the injury mechanisms of space suited motion. This new capability allows us to index a person inside the suit and quantify contact pressures to assess propensity for injury and discomfort. <text:line-break/>This experiment has proven that in–suit sensing with pressure and inertial sensors can provide new and interesting results aimed at enhanced space suit design and improved astronaut performance for space exploration. Future experiments should improve the integration of the three data collection systems. Due to potential concerns of interference with the communications system, not all the data was collected wirelessly. Currently, this problem is resolved by keeping individual timelines for each system, and the data is synced post-test, increasing the potential for error. Coupling the data from the kinematics sensors with the pressure sensors is ideal to determine the contact between the human and the suit. Either a new data initialization process should be developed, or the data should be collected by one central processor. Detailed conclusions are presented for each system below. <text:line-break/>The results and discussion of the Novel sensor presented above provide us with an “inside look” of how the Mark III space suit affects the pressure distributions and pressure profiles experienced at <text:soft-page-break/>the shoulder. From the pressure distribution analysis, we came to a few general observations: 1) the least experienced subject generated the highest pressures, 2) the region just above the clavicle over the soft musculature at the top of the shoulder is of particular concern, as pressure was concentrated in this location for the majority of movements for all subjects, and it is also one of the regions in which maximum pressure is located most frequently, and 3) the top of the shoulder blade is a secondary region of concern for some subjects, as it experiences maximum pressure with mid-to-high frequency. We also made a number of detailed observations on each of the four movements for each subject and how these individual distributions are affected by the suit. From the pressure profile analysis, we determined that 1) for most subjects, general profile trends vary in shape across movement groups, 2) repetitions within each movement group are consistent in shape, and for most subjects also in magnitude, 3) the highest pressures are typically found near the top of the shoulder, and 4) the shoulder blade area is of concern for at least one subject. Again we also made a number of detailed observations on the profiles of individual motions. A brief statistical study for consistency of peak pressures reached in each of the motions suggests that subjects were not necessarily performing motions consistently despite their subjective feedback responses that stated otherwise. Further studies should integrate pressure data with joint angle information, so that we can determine at exactly what point in the motion these peak pressures are arising, how different movement strategies affect the pressure profiles and distributions of pressure, and how suited motions compare to unsuited ones. All of this information would allow us to more accurately determine when injury is most probable, and therefore aid in preventing such issues. <text:line-break/>IMUs are low-powered, light, small, mobile, and represent an efficient technology to better understand these interactions hidden by the suit. The study has confirmed and specified the impairment of mobility in the elbow and the shoulder joints across different pressurized suits. Further work will focus on developing a 3 dimensional (3D) visualizer of IMUs that uses quaternion data directly in order to avoid the Euler angle singularity, and a better understanding multiple axis motions. Additional joints could be studied using new motions. Future work includes analyzing this information with the 3D visualizer. The IMUs could also be used to assess kinematics during a field experiment or during underwater training, while the motion capture video system is limited to laboratory settings. Studying in-suit kinematics could be particularly relevant for quantifying the difference between dry and wet space suit immersion during underwater training. <text:line-break/>Specific Aim 3: Human-Space Suit Interaction Modeling. A new framework has been developed to analyze human-space suit interaction during EVA. The musculoskeletal analysis being developed will provide new insights into the human musculoskeletal performance inside the space suit, and will contribute to the assessment of astronaut health and safety during EVA. Ongoing research includes analysis of data in the MarkIII-suited conditions, together with knee flexion/extension motion capture data from subjects wearing the EMU and MKIII collected at Johnson Space Center. Future work includes refining the space suit model by incorporating EMU torques in other joints, and using a more accurate human musculoskeletal model that contains musculotendon actuators in the upper torso and arms. <text:line-break/>The primary advantage to this approach is that it allows to us model the biomechanics of an astronaut inside the space suit, without needing to model the space suit itself. This would be both time intensive and limited in accuracy, given the current state of space suit models and dimensions. <text:line-break/>The modeling research effort will address the EVA 11 gap by providing a biomechanical understanding of how the human interacts with the space suit. The biomechanical and musculoskeletal analysis will provide information about kinematics and muscle activation to accomplish specific tasks, either single joint movements or more complex movements <text:soft-page-break/>representative of EVA activity. As the simulations improve, a more accurate muscle activity analysis will give an understanding of how muscle injuries occur during EVA, both in training and in-flight. <text:line-break/>Specific Aim 4: Prototype Design. The present injury of astronauts during training and space operations are significant. Some injuries are mild, such as skin being chafed or irritated; others are more severe, such as sprains, torn muscles or ligaments. The preventive protecting system being used today provides the astronaut with foam pads sometimes layered with a rigid Teflon sheet. These vary in thickness depending on the size of the astronauts, and their physical relationship to the space suit. Although this system has proved to be effective, astronauts still report pain, and are getting injured. <text:line-break/>Injuries happen when donning, training operations in the NBL, and during EVAs in space. We focus our work on the injuries incurred during training operations. <text:line-break/>Our findings show that: <text:line-break/>1) The simplest and most economic solutions are passive, such as foam pads. 2) The materials and combinations thereof to be used are extensive, and permanently being introduced to the market. There is an explosion on materials used in commercial protective garments for sports. 3) Foams and plates design in an articulated grid, such as hexagons, allow for much better contouring and conforming with the body than solid, monolithic foams and other materials. 4) Proper covering, contouring, and shaping of the pads to follow the shape and curves of the body dramatically reduces the possibility of injuries and increases comfort. 5) The thickness of the protection system varies significantly with different astronauts. Therefore increasing the selection of materials to the existing ones is a major step to improving the system, and reducing injuries. 6) The attachment method of the protecting system to the Liquid Cooling and Ventilation Garment (LCVG) could be improved to enhance efficiency and speed of installation. It is not a major contributor to injuries. However, the better the attachment and the more integrated the protection system is to the LCVG the better it will perform. 7) From the limited amount of designs and fabricated systems we tested, we can project that the active Airbag Protecting Systems (APS), although more expensive and more time consuming to fabricate can provide better protection during operations, and facilitate the donning procedures. 8) With a small investment on tooling the fabrication of the APS can be done on site at the NBL. 9) Further investigation of the APS inflating mechanism and pressure control at different atmospheric pressures are required. 10) In addition to protective systems, a rigorous and individualized training program needs to be developed for every astronaut on the donning, doffing, and operation of the space suit. <text:line-break/>References <text:line-break/>Aitchison, L. (2012). A Comparison of Methods for Assessing Space Suit Joint Ranges of Motion. International Conference on Environmental Systems. San Diego, CA, American Institute of Aeronautics and Astronautics: 12. <text:line-break/>Benson, E. and S. Rajulu (2009). Complexity of Sizing for Space Suit Applications. Digital Human Modeling. V. G. Duffy, Springer-Verlag: 599-607. <text:line-break/>Bertrand, P., et al. (2014). Characterization of Spacesuit Kinematics and Human-Suit Interactions. International Conference on Environmental Systems. Tuscon, AZ, Texas Tech University. <text:line-break/>Brimacomb, J., et al. (2009). "Effect of Calibration Method on Tekscan Sensor Accuracy." Journal of Biomechanical Engineering131(3): 4. <text:line-break/>Carr, C. (2005). Bioenergetics of Walking and Running in Space Suits. Aerospace and Astronautics. Cambridge, Massachusetts Institute of Technology. Ph.D. <text:line-break/>Carr, C., D. Newman (2000). Applications of Wearable Computing To Exploration in Extreme Environments. Third International Mars Society Convention: To-Mars 2000. Toronto, Canada, Mars <text:soft-page-break/>Society: 7. <text:line-break/>Carr, C., S. Schwartz, I. Rosenberg (2002). A Wearable Computer for Support of Astronaut Extravehicular Activity. 6th International Symposium on Wearable Computers. Seattle, WA, IEEE: 8. <text:line-break/>Catrysse, M., R. Puers, C Hertleer, L. Van Langenhove, H. van Egmond, D. Mattys (2004). "Towards the Integration of Textile Sensors in a Wireless Monitoring Suit." Sensors and Actuators A: Physical 114(2-3): 302-311. <text:line-break/>Cork, R. (2007). "XSensor Technology: A Pressure Imaging Overview." Sensor Review 27(1): 5. <text:line-break/>Cowley, M., et al. (2012). Model for Predicting the Performance of Planetary Suit Hip Bearing Designs. Advances in Human Factors and Ergonomics. V. G. Duffy, CRC Press. <text:line-break/>Di Capua, M. and D. Akin (2012). Body Pose Measurement System (BPMS): An Inertial Motion Capture System for Biomechanics Analysis and Robot Control from Within a Pressure Suit. International Conference on Environmental Systems. San Diego, American Institute of Aeronautics and Astronautics. <text:line-break/>Dismukes, K. (2002, April 7, 2002). "Extravehicular Activity Mobility Units." Human Space Flight. Retrieved March 31, 2014, from <text:a xlink:type="simple" xlink:href="http://spaceflight.nasa.gov/shuttle/reference/shutref/orbiter/eclss/emu.html" office:target-frame-name="_blank" xlink:show="new" text:style-name="Internet_20_link" text:visited-style-name="Visited_20_Internet_20_Link"><text:span text:style-name="T6">http://spaceflight.nasa.gov/shuttle/reference/shutref/orbiter/eclss/emu.html</text:span></text:a> <text:line-break/>Dismukes, K. (2002, April 7, 2002). "Operational Bioinstrumentation System." Human Space Flight. Retrieved March 31, 2014, from <text:a xlink:type="simple" xlink:href="http://spaceflight.nasa.gov/shuttle/reference/shutref/crew/obs.html" office:target-frame-name="_blank" xlink:show="new" text:style-name="Internet_20_link" text:visited-style-name="Visited_20_Internet_20_Link"><text:span text:style-name="T6">http://spaceflight.nasa.gov/shuttle/reference/shutref/crew/obs.html</text:span></text:a> <text:line-break/>Gast, M. and S. Moore (2010). "A Glimpse from the Inside of a Space Suit: Whats it Really Like to Train for an EVA?" Acta Astronautica 2011(68): 9. <text:line-break/>Gernhardt, M., et al. (2009). Risk of Compromised EVA Performance and Crew Health Due to Inadequate EVA Suit Systems. Houston, TX, Human Research Program. <text:line-break/>Gordon, C., T. Churchill, C. Clauser, B. Bradtmiller, J. McConville, I. Tebbetts, R. Walker (1988). 1988 Anthropometric Survey of U.S. Army Personnel: Methods and Summary Statistics. D. a. E. C. United States Army Natick Research. Technical Report. <text:line-break/>Graziosi, D., J. Ferl, K. Splawn, D. Akin, E. Tie, J. Kosmo, A. Ross (2005). Human and Robotic Enabling Performance System Development and Testing. International Conference on Environmental Systems. Rome, Italy, Society for Automotive Engineering: 11. <text:line-break/>Graziosi, D., W. Splawn, J. Ferl, A. Ross (2006). Evaluation of the Rear Entry I-Suit During Desert RATS Testing. International Conference on Environmental Systems. Norfolk, VA, Society of Automotive Engineers: 7. <text:line-break/>Greenisen, M. (1986). Effect of STS Space Suit on Astronaut Dominant Upper Limb EVA Work Performance, University of Houston: 8. <text:line-break/>Guan, P., et al. (2009). Estimating Human Shape and Pose from a Single Image. International Conference on Computer Vision. Kyoto, Japan: 8. <text:line-break/>Hochstein, J. (2008). Astronaut Total Injury Database and Finger/Hand Injuries During EVA Training and Tasks. Strausborg, FR, International Space University. M.S. <text:line-break/>Holschuh, B., et al. (2009). Characterization of Structural, Volume, and Pressure Components to Space Suit Joint Rigidity. International Conference on Environmental Systems. Savannah, GA, Society of Automotive Engineers. <text:line-break/>Jacobs, S., D. Tufts (2011). Follow-On Development of the Demonstrator Suit for Post-Shuttle Operations. International Conference on Environmental Systems. Portland, OR, American Institute of Aeronautics and Astronautics: 19. <text:line-break/>Jaramillo, M. A., et al. (2008). Refinement of Optimal Work Enevelope for Extravehicular Activity <text:soft-page-break/>Suit Operations. A. a. B. Facility. Houston, TX, Johnson Space Center. <text:line-break/>Jones, J. A., et al. (2008). "The use of an extended ventilation tube as a countermasure for EVA-associated upper extremity medical issues." Acta Astronautica 63: 763-768. <text:line-break/>Kobrick, R., et al. (2012). Using Inertial Measurement Units for Measuring Spacesuit Mobility and Work Envelope Capability for Intravehicular and Extravehicular Activties. International Astronautical Congress. Naples, Italy, International Astronautical Federation: 9. <text:line-break/>Longnecker, D., et al. (2004). Review of NASA's Longitudinal Study of Astronaut Health. I. o. Medicine. Washington, D.C., National Academies Press. <text:line-break/>Matty, J. and L. Aitchison (2009). A Method for and Issues Associated with the Determination of Space Suit Joint Requirements. International Conference on Environmental Systems. Berlin, Germany, SAE International<text:line-break/>Meyen, F., et al. (2011). Robotic Joint Torque Testing: A Critical Tool in the Development of Pressure Suit Mobility Elements. International Conference on Environmental Systems. Portland, OR, AIAA. <text:line-break/>Morgan, D. A., et al. (1996). Comparison of Extravehicular Mobility Unit (EMU) Suited and Unsuited Isolated Joint Strength Measurements. Houston, TX, Johnson Space Center. <text:line-break/>NASA (2011). NASA Space Flight Human System Standard Volume 2: Human Factors, Habitability, and Environmental Health. NASA-STD-3001 VOL II. <text:line-break/>Newman, D., et al. (2000). Modeling the Extravehicular Mobility Unit (EMU) Space Suit: Physiology Implications for Extravehicular Activity (EVA). International Conference on Environmental Systems. Toulouse, FR, SAE International. <text:line-break/>Newman, D. J., J. Hoffman, K. Bethke, C. Carr, N. Jordan, L. Sim, N. Campos, C. Conlee, B. Smith, J. Wilcox, G. Trotti (2005). Astronaut BioSuit System for Exploration Class Missions: NIAC Phase II Final Report. Cambridge, MA, Massachusetts Institute of Technology: 34. <text:line-break/>Norcross, J., K. Clowers, T. Clark, L. Harvill, R. Morency, L. Stroud, L. Desantis, J. Vos, M. Gernhardt (2010). Metabolic Costs and Biomechanics of Level Ambulation in a Planetary Suit. Houston, TX, Johnson Space Center: 74. <text:line-break/>Norcross, J., et al. (2009). Feasibility of Performing a Suited 10-km Ambulation on the Moon -Final Report of the EVA Walkback Test (EWT). Houston, TX, Johnson Space Center: 48. <text:line-break/>Opperman, R. (2010). Astronaut Extravehicular Activity-Safety, Injury, and Countermeasures &amp; Orbital Collisions &amp; Space Debris -Incidence, Impact, and International Policy. Aeronautics and Astronautics, Technology Policy Program. Cambridge, MA, Massachusetts Institute of Technology. M.S.: 183. <text:line-break/>Opperman, R., et al. (2009). EVA Injury, Comfort, and Protection: Improving the Plight of the Hand and Shoulder for the Constellation Program. International Conference on Environmental Systems. San Francisco, CA, AIAA. <text:line-break/>Park, Y.-L., et al. (2012). "Design and Fabrication of Soft Artificial Skin Using Embedded Microchannels and Liquid Conductors." IEEE Sensors Journal 12(8). <text:line-break/>Park, Y.-L., et al. (2010). "Hyperelastic Pressure Sensing with a Liquid-Embedded Elastomer." Journal of Micromechanics and Microengineering 20. <text:line-break/>Parry, D., et al. (1966). A Study of Techniques and Equipment for the Evaluation of Extravehicular Protective Garments. Dayton, OH, Hamilton Standard: 427. <text:line-break/>Proctor, R., T. Van Zandt (2008). Anthropometrics and Workspace Design. Human Factors in Simple and Complex Systems. Boca Raton, FL, CRC Press. <text:line-break/>Reinhardt, A. and J. Magistad (1990). AX-5 Space Suit Reliability Model. International Conference on Environmental Systems. Williamsburg, VA, SAE. 99: 1057-1065. <text:line-break/><text:soft-page-break/>Rice, J. (2007). Mathematical Statistics and Data Analysis. Belmont, CA, Brooks/Cole. <text:line-break/>Rochlis, J., D. Newman (2000). "A Tactile Display for International Space Station (ISS) Extravehicular Activity (EVA)." Aviation, Space, and Environmental Medicine 71(6): 571-578. <text:line-break/>Scheuring, R., et al. (2008). "The Apollo Medical Operations Project: Recommendations to Improve Crew Health and Performance for Future Exploration Missions and Lunar Surface Operations." Acta Astronautica 2008(63): 8. <text:line-break/>Scheuring, R., et al. (2012). Shoulder Injuries in US Astronauts Related to EVA Suit Design. Aerospace Medical Association. Atlanta, GA. <text:line-break/>Scheuring, R. A., et al. (2009). "Musculoskeletal injuries and minor trauma in space: incidence and injury mechanisms in U.S. astronauts." Aviat Space Environ Med 80(2): 117-124. <text:line-break/>Schmidt, P. (2001). An Investigation of Space Suit Mobility with Applications to EVA Operations. Aeronautics and Astronautics. Cambridge, MA, Massachusetts Institute of Technology. PhD: 254. <text:line-break/>Simon, C. (2013, 2013). "Wearable Technology" Virtual Science Symposium. 2014, from<text:a xlink:type="simple" xlink:href="http://www.ustream.tv/recorded/34919643" office:target-frame-name="_blank" xlink:show="new" text:style-name="Internet_20_link" text:visited-style-name="Visited_20_Internet_20_Link"><text:span text:style-name="T6">http://www.ustream.tv/recorded/34919643</text:span></text:a> <text:line-break/>Strauss, S. (2004). Extravehicular Mobility Unit Training Suit Symptom Study Report. Houston, TX, Johnson Space Center. <text:line-break/>Strauss, S., et al. (2005). "Extravehicular mobility unit training and astronaut injuries." Aviat Space Environ Med 76(5): 469-474. <text:line-break/>Taj-Eldin, M., B. Kuhn, A. Hodges, B. Natarjan, G. Peterson, M. Alshetaiwi, S. Ouyang, G. Sanchez, E. Montfort-Nelson (2013). Wireless Propogation Measurements for Astronaut Body Area Network. International Conference on Wireless for Space and Extreme Environments. Baltimore, MD, IEEE: 7. <text:line-break/>Tang, S. (2007). "Recent Developments in Flexible Wearable Electronics for Monitoring Applications." Transactions for the Institute of Measurement and Control 29(3/4): pp. 283-300. <text:line-break/>Tegin, J. and J. Wikander (2005). "Tactile Sensing in Intelligent Robotic Manipulation - A Review." The Industrial Robot 35(1): 64-70. <text:line-break/>Valish, D. and K. Eversley (2012). Space Suit Joint Torque Measurement Method Validation. International Conference on Environmental Systems. San Diego, CA, American Institute of Aeronautics and Astronautics: 14. <text:line-break/>van Erp, J., M. Ruijsendaal, H. van Veen (2005). A Tactile Torso Display Improves Orientation Awareness in Microgravity: A Case Study in the ISS. Soesterberg, Netherlands Organization for Applied Scientific Research: 35. <text:line-break/>Viegas, S., et al. (2004). "Physical Demands and Injuries to the Upper Extremity Associated with the Space Program." Journal of Hand and Surgery 29(3): 7. <text:line-break/>Williams, D. R. and B. J. Johnson (2003). EMU Shoulder Injury Tiger Team Report. Houston, TX: 104. <text:line-break/>Witt, J. and J. Jones (2007). Evaluation of the Hard Upper Torso Shoulder Harness. Houston, TX, NASA.</text:p>
      <text:p text:style-name="Text_20_body"><text:line-break/></text:p>
      <text:h text:style-name="P6" text:outline-level="1">05to12 Iquery Lyme Data</text:h>
      <text:p text:style-name="P5"><text:span text:style-name="T3">Metadata Updated:</text:span><text:span text:style-name="T1"> </text:span><text:a xlink:type="simple" xlink:href="https://catalog.data.gov/dataset/05to12-iquery-lyme-data-abb1f#sec-dates" text:style-name="Internet_20_link" text:visited-style-name="Visited_20_Internet_20_Link"><text:span text:style-name="T4">June 11, 2016</text:span></text:a><text:span text:style-name="T1"> </text:span></text:p>
      <text:p text:style-name="P1"/>
      <text:p text:style-name="P3"><text:soft-page-break/>Lyme disease is caused by the bacterium Borrelia burgdorferi and is transmitted to humans through the bite of infected blacklegged ticks. Typical symptoms include fever, headache, fatigue, and a characteristic skin rash called erythema migrans. If left untreated, infection can spread to joints, the heart, and the nervous system. Lyme disease is diagnosed based on symptoms, physical findings (e.g., rash), and the possibility of exposure to infected ticks; laboratory testing is helpful if used correctly and performed with validated methods. Most cases of Lyme disease can be treated successfully with a few weeks of antibiotics.</text:p>
      <text:p text:style-name="Text_20_body"/>
      <text:h text:style-name="P7" text:outline-level="1">05to12 Iquery List Data</text:h>
      <text:p text:style-name="P4"><text:span text:style-name="T5">Metadata Updated:</text:span> <text:a xlink:type="simple" xlink:href="https://catalog.data.gov/dataset/05to12-iquery-list-data-a88ee#sec-dates" text:style-name="Internet_20_link" text:visited-style-name="Visited_20_Internet_20_Link"><text:span text:style-name="T6">June 11, 2016</text:span></text:a> </text:p>
      <text:p text:style-name="Text_20_body"/>
      <text:p text:style-name="P2">Listeriosis is a bacterial infection caused by the Listeria monocytogenes bacterium with the most common symptoms being fever, muscle aches, and vomiting. However, in more severe cases, the bacteria may cause meningitis. In pregnant women, Listeriosis may lead to complications with the fetus. Those most at risk of infection are newborn infants, elderly patients, and patients who are immunocompromised. The Listeria monocytogenes bacterium can tolerate a wide range of temperatures, which necessitates extra care in food processing and storage. Meat and dairy products must be handled carefully to prevent contamination, while vegetables and fruits that have been in contact with soil must be carefully washed before refrigeration.</text:p>
      <text:p text:style-name="Text_20_body"><text:line-break/></text:p>
      <text:h text:style-name="P6" text:outline-level="1">Iquery Typh Fever Data</text:h>
      <text:p text:style-name="P5"><text:span text:style-name="T3">Metadata Updated:</text:span><text:span text:style-name="T1"> </text:span><text:a xlink:type="simple" xlink:href="https://catalog.data.gov/dataset/iquery-typh-fever-data-568b7#sec-dates" text:style-name="Internet_20_link" text:visited-style-name="Visited_20_Internet_20_Link"><text:span text:style-name="T4">August 20, 2016</text:span></text:a><text:span text:style-name="T1"> </text:span></text:p>
      <text:p text:style-name="P1"/>
      <text:p text:style-name="P3">Typhoid fever is an enteric fever caused by the bacteria Salmonella enterica serotype Typhi (S. Typhi). While this bacterium is a member of the Salmonella species, this serotype produces an illness that is more severe than the gastrointestinal symptoms caused by the other serotypes of Salmonella. Illnesses caused by these other serotypes, known collectively as non-typhoidal Salmonella, are reported as Salmonellosis. In severe cases of Typhoid fever, delirium may occur during the course of disease. In fact, the term typhoid is derived from the Greek word for hazy, which described the mental state of cases during this phase. Other common symptoms of typhoid fever may include one or more of weakness, stomach aches, head-ache and loss of appetite. When not treated properly, typhoid fever can cause severe illness and even death.</text:p>
      <text:p text:style-name="Text_20_body"/>
      <text:h text:style-name="P6" text:outline-level="1">Ultrasound Fracture Diagnosis in Space</text:h>
      <text:p text:style-name="P5"><text:span text:style-name="T3">Metadata Updated:</text:span><text:span text:style-name="T1"> </text:span><text:a xlink:type="simple" xlink:href="https://catalog.data.gov/dataset/ultrasound-fracture-diagnosis-in-space-8b789#sec-dates" text:style-name="Internet_20_link" text:visited-style-name="Visited_20_Internet_20_Link"><text:span text:style-name="T4">August 9, 2018</text:span></text:a><text:span text:style-name="T1"> </text:span></text:p>
      <text:p text:style-name="P1"/>
      <text:p text:style-name="P3">This ground-based proposal accumulated high-level clinical evidence on the sensitivity and specificity of point of care ultrasound performed by expert and novice users for the rapid diagnosis of musculoskeletal <text:soft-page-break/>injuries. This proposal developed preliminary educational methodologies to provide just-in-time training of novice users by creating multi-media training tools and imaging procedures for non expert operators. Expanded diagnostic use of ultrasound is being substantiated for the diagnosis of specific musculoskeletal injuries deemed possible in Low Earth Orbit (LEO) and future exploration-class missions. This final report summarizes the sensitivity and specificity of non-expert performed musculoskeletal ultrasound to diagnose acute injuries. <text:line-break/>This Final Report covers Specific Aim I and II in the cooperative agreement: <text:line-break/>1. Evaluation of the diagnostic accuracy of ultrasound for bone fractures, associated muscle trauma, and fracture healing in a ground-based study at an academic medical center. <text:line-break/>EXPERT OPERATORS: We identified patients with potential musculoskeletal injuries in an urban, Level 1 trauma center based on mechanism of injury and the presenting complaint. Potential subjects were given a summary of the study and invited to participate following informed consent. A GE Logiq-e portable ultrasound device with a 12 MHz linear probe was used for the ultrasound investigations in this study. The initial musculoskeletal (MSK) evaluations were performed and interpreted by ultrasound experts with extensive experience in MSK ultrasound. These examinations were also used to fashion cue cards and short video based educational aids to allow non-expert operators to perform complex ultrasound examinations for the later investigations in Specific Aim II. The examinations confirmed earlier investigations at our institution which have demonstrated a very high sensitivity and specificity for ultrasound when performed with a portable ultrasound machine by an expert. There were no false positive examinations in this study. There was one false negative in a non displaced, sub-capital fracture of the hip in an obese patient. This patient also had a negative X-ray and was found to have a fracture on a subsequent MRI for continued pain. <text:line-break/>There were a number of additional soft tissue ultrasound examinations in this patient subgroup which showed soft tissue edema, hematoma formation, tendon-ligament tears, and foreign bodies. <text:line-break/>The analysis of this data set obtained and interpreted by MSK ultrasound experts suggests that 2D ultrasound provides a high degree of sensitivity and specificity for the diagnosis of musculoskeletal trauma and that 3D or volumetric ultrasound is not necessary to obtain a correct diagnosis in experts' hands. <text:line-break/>NOVICE OPERATOR: <text:line-break/>Over 850 patients were screened for enrollment in the emergency room at Henry Ford Hospital. Initial patient screening was done by Trauma Surgery or Emergency Medicine staff based on mechanism of injury, history, and presenting signs and symptoms suggestive of significant musculoskeletal injury. <text:line-break/>Informed consent was obtained and a localized ultrasound examination was completed prior to radiographic evaluation by minimally trained personnel using a 10.5 MHz linear probe. The ultrasound examination was initially done on the contra lateral, non-injured side to obtain a reference image and to optimize visualization and focal zone. The entire length of the bone was visualized with special attention to the injured area. A positive scan consisted of identification of cortical disruption or discontinuity. Secondary hematomas and muscular injury were also recorded. Routine radiographic imaging was then completed for comparison against the ultrasound examination. <text:line-break/>Demographic, anatomic, and radiographic information was collected for correlation to the ultrasonographic findings. A diagnostic scoring sheet with patient and exam-specific data was filled out by the operator immediately following the examination. High fidelity ultrasound images/video loops were also archived for later blinded review. The sensitivity and specificity of the test was determined for the operator and the blinded reviewer. <text:line-break/>The majority (78%) of the patients entered into the study were male with an average age of 38 (range 18-84). The majority of injuries involved falls (72%), followed by motor vehicle accidents (19%) and assaults (8%). This study comprises the largest comprehensive investigation of the use of point of care ultrasound for the diagnosis of musculoskeletal injury by non-expert operators. Approximately 700 acute care examinations were performed by just-in-time operators with and average examination time of less than 10 minutes. <text:line-break/><text:soft-page-break/>There was no statistically significant difference in examination quality or diagnostic accuracy between expert and novice users in this trial. The overall sensitivity of ultrasound for the detection of fractures was 97% (confidence interval 0.38-0.46) and the specificity was 99% (confidence interval: 0.94-0.99) with a prevalence of 0.14. Subgroup analysis shows that the sensitivity is less for fractures in the hand and foot which is most likely related to the complexity of the examination in this area. There were a limited number of examinations of the femur, hip, and facial bones making statistical analysis impractical; however, observations of this technique suggest that it could be reliable if appropriate attention is given to technical factors including probe selection and depth in larger patients. <text:line-break/>We have also evaluated fracture healing in a limited number of patients with hand and rib injuries. Fracture callus formation is readily apparent at 3-4 weeks and the maturation of the bony healing can be followed over a more prolonged period with specific ultrasound findings</text:p>
      <text:p text:style-name="Text_20_body"/>
      <text:h text:style-name="P6" text:outline-level="1">Michigan Center for the Environment and Childrenâs Health</text:h>
      <text:p text:style-name="P5"><text:span text:style-name="T3">Metadata Updated:</text:span><text:span text:style-name="T1"> </text:span><text:a xlink:type="simple" xlink:href="https://catalog.data.gov/dataset/michigan-center-for-the-environment-and-childrenas-health#sec-dates" text:style-name="Internet_20_link" text:visited-style-name="Visited_20_Internet_20_Link"><text:span text:style-name="T4">March 8, 2017</text:span></text:a><text:span text:style-name="T1"> </text:span></text:p>
      <text:p text:style-name="P1"/>
      <text:p text:style-name="P3">Childhood asthma is one of the most common chronic pediatric diseases and poses a serious public health problem. The prevalence of the disease in the city of Detroit is particularly high, reflecting the trends found elsewhere among urban populations and communities of color. The Michigan Center for the Environment and Children[HTML_REMOVED]s Health (MCECH) will engage in coordinated interdisciplinary research aimed at: 1) identifying children with asthma and assess their household, school, and neighborhood environment, 2) increasing knowledge and behavior to reduce environmental hazards in households and neighborhoods, thereby improving asthma-related health status, 3) examining the effects of daily and seasonal fluctuations in indoor and outdoor ambient air quality on pulmonary function and severity of asthma symptoms, 4) determining the effects of allergen-induced local, excessive production of chemokines on redox status and innervation of the bronchial tree, and 5) developing specific mechanisms for communication and translation of laboratory and community-based research across disciplines and to community partners. The Center will include three research cores, Asthma Intervention (Core 1), Asthma Exposure (Core 2) and Asthma Chemokines (Core 3), supported by two Facility Cores (Biostatistics and Exposure Assessment) and an Administrative Core, and two new Center Scientists.The Center is a partnership involving the University of Michigan Schools of Public Health and Medicine, the Detroit Health Department, Henry Ford Health System, community-based organizations based on the southwest and east sides of Detroit, including Butzel Family Center, Community Health and Social Services Center (CHASS), Detroiters Working for Environmental Justice, Friends of Parkside, Kettering/Butzel Health Initiative, Latino Family Services, United Community Housing Coalition, and Warren/Conner Development Coalition, and the Centers for Disease Control and Prevention (CDC.) The Center builds on a partnership established in 1995 by the Detroit Community-Academic Urban Research Center (URC), one of three [HTML_REMOVED]Urban Centers for Applied Research[HTML_REMOVED] funded by the CDC. The Detroit URC seeks to develop and implement prevention research that improves the health of children and families in selected communities in southwest and east side Detroit. The Detroit URC Board, comprised of representatives of many of the same partners currently participating in the new Center, adopted a set of [HTML_REMOVED]Community-Based Research Principles[HTML_REMOVED] to guide the development of research projects carried out in conjunction with the URC. These research principles include an emphasis on: the local relevance of public health problems; the involvement of community, practitioner, and academic partners in all major phases of the research process; the conduct of research that is <text:soft-page-break/>beneficial to the community involved; and the dissemination of research findings to community members in ways that are understandable and useful. In 1996 the URC Board, after a review of relevant data and discussion of interests and needs of partner organizations, identified three overall priority areas for developing new community-based prevention research projects. One of these priorities was the area of environmental health and in particular housing and air quality as it relates to asthma in children. The URC Board enthusiastically and unanimously decided to be involved in submitting a proposal for the new Center that would focus on identifying and reducing environmental exposures considered to be associated with asthma health status in children.A description of the three core research projects, and an overview of the administrative structure and functions is provided below.</text:p>
      <text:p text:style-name="Text_20_body"/>
      <text:h text:style-name="P6" text:outline-level="1">05to12 Iquery Leg Data</text:h>
      <text:p text:style-name="P5"><text:span text:style-name="T3">Metadata Updated:</text:span><text:span text:style-name="T1"> </text:span><text:a xlink:type="simple" xlink:href="https://catalog.data.gov/dataset/05to12-iquery-leg-data-4a7d1#sec-dates" text:style-name="Internet_20_link" text:visited-style-name="Visited_20_Internet_20_Link"><text:span text:style-name="T4">August 20, 2016</text:span></text:a><text:span text:style-name="T1"> </text:span></text:p>
      <text:p text:style-name="P1"/>
      <text:p text:style-name="P3">Legionellosis is a respiratory disease caused by the Legionella pneumophilia bacteria, and may manifest itself in two different ways. Pontiac fever, the milder condition, is a self-limited febrile illness that may be accompanied by anorexia, malaise, myalgia, and headache. In addition to these symptoms, Legionnaires’ disease, the more serious condition, is a common cause of pneumonia which may be severe and lead to respiratory failure and death. Pontiac fever and Legionnaires’ disease cases are counted together in this file. Legionella pneumophilia bacteria are widely distributed in our environment. They have been found in natural bodies of water, but also in plumbing systems such as hot water tanks, water in cooling towers, fountains, and whirlpool spas. Most people contract the disease by inhaling mist from a water source contaminated with the bacteria.</text:p>
      <text:p text:style-name="Text_20_body"/>
      <text:h text:style-name="P7" text:outline-level="1">Data from: Data on morphological features of mycosis induced by Colletotrichum nymphaeae and Lecanicillium longisporum on citrus orthezia scale</text:h>
      <text:p text:style-name="P4"><text:span text:style-name="T5">Metadata Updated:</text:span> <text:a xlink:type="simple" xlink:href="https://catalog.data.gov/dataset/data-from-data-on-morphological-features-of-mycosis-induced-by-colletotrichum-nymphaeae-an#sec-dates" text:style-name="Internet_20_link" text:visited-style-name="Visited_20_Internet_20_Link"><text:span text:style-name="T6">March 1, 2018</text:span></text:a> </text:p>
      <text:p text:style-name="Text_20_body"/>
      <text:p text:style-name="P2">Symptoms of mycosis induced by two native fungal entomopathogens of the citrus orthezia scale, Praelongorthezia praelonga (Hemiptera: Ortheziidae), an important pest of citrus orchards, are described. The data presented in this article are related to the article entitled "Seasonal prevalence of the insect pathogenic fungus Colletotrichum nymphaeae in Brazilian citrus groves under different chemical pesticide regimes". The endemic fungal pathogen, C. nymphaeae, emerges through the thin cuticular intersegmental regions of the citrus orthezia scale body revealing orange salmon-pigmented conidiophores bearing conidial masses, as well as producing rhizoid-like hyphae that extend over the citrus leaf. By contrast, nymphs or adult females of this scale insect infected with Lecanicillium longisporum exhibit profuse outgrowth of bright white-pigmented conidiophores with clusters of conidia emerging from the insect intersegmental membranes, and mycosed cadavers are commonly observed attached to the leaf surface by hyphal extensions. These morphological <text:soft-page-break/>differences are important features to discriminate these fungal entomopathogens in citrus orthezia scales.</text:p>
      <text:p text:style-name="Text_20_body"><text:line-break/><text:span text:style-name="T7">05to12 Iquery Hep Bchronic Data</text:span></text:p>
      <text:p text:style-name="P4"><text:span text:style-name="T5">Metadata Updated:</text:span> <text:a xlink:type="simple" xlink:href="https://catalog.data.gov/dataset/05to12-iquery-hep-bchronic-data-96e4a#sec-dates" text:style-name="Internet_20_link" text:visited-style-name="Visited_20_Internet_20_Link"><text:span text:style-name="T6">August 20, 2016</text:span></text:a> </text:p>
      <text:p text:style-name="Text_20_body"/>
      <text:p text:style-name="P2">Hepatitis B is caused by infection with the Hepatitis B virus (HBV). The incubation period from the time of exposure to onset of symptoms is 6 weeks to 6 months. HBV is found in highest concentrations in blood and in lower concentrations in other body fluids (e.g., semen, vaginal secretions, and wound exudates). HBV infection can be self-limited or chronic. Persons with chronic hepatitis B virus (HBV) infection may be asymptomatic. They may have no evidence of liver disease or may have a spectrum of disease ranging from chronic hepatitis to cirrhosis or liver cancer. Laboratory confirmation is used to confirm that a person is chronically infected and therefore, infectious.</text:p>
      <text:p text:style-name="Text_20_body"><text:line-break/><text:span text:style-name="T2">09to12 Iquery Chkn Pox Data</text:span></text:p>
      <text:p text:style-name="P5"><text:span text:style-name="T3">Metadata Updated:</text:span><text:span text:style-name="T1"> </text:span><text:a xlink:type="simple" xlink:href="https://catalog.data.gov/dataset/09to12-iquery-chkn-pox-data-38168#sec-dates" text:style-name="Internet_20_link" text:visited-style-name="Visited_20_Internet_20_Link"><text:span text:style-name="T4">June 11, 2016</text:span></text:a><text:span text:style-name="T1"> </text:span></text:p>
      <text:p text:style-name="P1"/>
      <text:p text:style-name="P3">Varicella (Chickenpox), a highly contagious disease caused by the varicella-zoster virus, is one of the most commonly reported childhood diseases. Typical symptoms are fever and a generalized rash. Usually mild and not life-threatening to otherwise healthy children, it may be severe in infants, adults and persons with impaired immune systems. Individual cases of chickenpox became reportable to IDPH in 2009. The varicella-zoster virus also causes shingles in adults. After initial infection which resulted in chickenpox, the varicella-zoster virus can remain dormant for years in nerve tissue. When reactivation of latent varicella infection occurs, it results in localized pain and rash. Cases of shingles are not reportable to IDPH.</text:p>
      <text:p text:style-name="Text_20_body"/>
      <text:h text:style-name="P6" text:outline-level="1">05to12 Iquery STECData</text:h>
      <text:p text:style-name="P5"><text:span text:style-name="T3">Metadata Updated:</text:span><text:span text:style-name="T1"> </text:span><text:a xlink:type="simple" xlink:href="https://catalog.data.gov/dataset/05to12-iquery-stecdata-b3da9#sec-dates" text:style-name="Internet_20_link" text:visited-style-name="Visited_20_Internet_20_Link"><text:span text:style-name="T4">August 20, 2016</text:span></text:a><text:span text:style-name="T1"> </text:span></text:p>
      <text:p text:style-name="P1"/>
      <text:p text:style-name="P3">The reported number of illnesses caused by strains of the Escherichia coli bacteria that produce shiga toxin. Shiga toxin-producing E. coli (STEC) strains are a very small subset of the numerous Escherichia coli bacteria strains. These strains produce the powerful Shiga toxin as a byproduct of their infection. The most common strain that does this is E. coli O157:H7, but there are several other closely related strains that also produce Shiga toxin. The major symptom of illness is diarrhea, which may be bloody. Severe cases of STEC may result in hemolytic uremic syndrome (HUS) which, in turn, may lead to acute renal dysfunction necessitating the use of dialysis. While anyone may contract illness, children under age 5 and the elderly seem to be most prone to serious complications.</text:p>
      <text:p text:style-name="Text_20_body"/>
      <text:h text:style-name="P7" text:outline-level="1"><text:soft-page-break/>05to12 Iquery Mumps Data</text:h>
      <text:p text:style-name="P4"><text:span text:style-name="T5">Metadata Updated:</text:span> <text:a xlink:type="simple" xlink:href="https://catalog.data.gov/dataset/05to12-iquery-mumps-data-bfa87#sec-dates" text:style-name="Internet_20_link" text:visited-style-name="Visited_20_Internet_20_Link"><text:span text:style-name="T6">August 20, 2016</text:span></text:a> </text:p>
      <text:p text:style-name="Text_20_body"/>
      <text:p text:style-name="P2">Mumps is caused by infection by the mumps virus. Common symptoms of mumps include fever, headache, muscle aches, tiredness, loss of appetite, and later in the course of infection the characteristic swelling of salivary glands. Mumps is spread by droplets of saliva or mucus from an infected person, usually when that person coughs, sneezes, or talks.</text:p>
      <text:p text:style-name="Text_20_body"><text:line-break/><text:span text:style-name="T2">05to12 Iquery Pert Data</text:span></text:p>
      <text:p text:style-name="P5"><text:span text:style-name="T3">Metadata Updated:</text:span><text:span text:style-name="T1"> </text:span><text:a xlink:type="simple" xlink:href="https://catalog.data.gov/dataset/05to12-iquery-pert-data-3f051#sec-dates" text:style-name="Internet_20_link" text:visited-style-name="Visited_20_Internet_20_Link"><text:span text:style-name="T4">June 11, 2016</text:span></text:a><text:span text:style-name="T1"> </text:span></text:p>
      <text:p text:style-name="P1"/>
      <text:p text:style-name="P3">Pertussis, or whooping cough, is caused by infection of the respiratory tract with the Bordetella pertussis bacteria. The initial symptoms are similar to those of a common cold - a runny nose, sneezing, low-grade fever and a mild, occasional cough. The cough gradually becomes severe and, after one to two weeks, the patient has spasmodic bursts of numerous, rapid coughs. The characteristic high-pitched "whoop," which is more common in children, comes from breathing in after a coughing episode. Pertussis is highly contagious and is easily spread from person-to-person. While all ages can contract pertussis, children under one year of age are at most risk for serious complications including death.</text:p>
      <text:p text:style-name="Text_20_body"/>
      <text:h text:style-name="P7" text:outline-level="1">05to12 Iquery Leg Data</text:h>
      <text:p text:style-name="P4"><text:span text:style-name="T5">Metadata Updated:</text:span> <text:a xlink:type="simple" xlink:href="https://catalog.data.gov/dataset/05to12-iquery-leg-data-4a7d1#sec-dates" text:style-name="Internet_20_link" text:visited-style-name="Visited_20_Internet_20_Link"><text:span text:style-name="T6">August 20, 2016</text:span></text:a> </text:p>
      <text:p text:style-name="Text_20_body"/>
      <text:p text:style-name="P2">Legionellosis is a respiratory disease caused by the Legionella pneumophilia bacteria, and may manifest itself in two different ways. Pontiac fever, the milder condition, is a self-limited febrile illness that may be accompanied by anorexia, malaise, myalgia, and headache. In addition to these symptoms, Legionnaires’ disease, the more serious condition, is a common cause of pneumonia which may be severe and lead to respiratory failure and death. Pontiac fever and Legionnaires’ disease cases are counted together in this file. Legionella pneumophilia bacteria are widely distributed in our environment. They have been found in natural bodies of water, but also in plumbing systems such as hot water tanks, water in cooling towers, fountains, and whirlpool spas. Most people contract the disease by inhaling mist from a water source contaminated with the bacteri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4:23:50.847823127</meta:creation-date>
    <meta:editing-duration>PT4H53M11S</meta:editing-duration>
    <meta:editing-cycles>2</meta:editing-cycles>
    <meta:generator>LibreOffice/6.0.6.2$Linux_X86_64 LibreOffice_project/00m0$Build-2</meta:generator>
    <dc:date>2018-11-08T20:57:17.027777741</dc:date>
    <meta:document-statistic meta:table-count="0" meta:image-count="0" meta:object-count="0" meta:page-count="18" meta:paragraph-count="78" meta:word-count="8997" meta:character-count="61040" meta:non-whitespace-character-count="51994"/>
  </office:meta>
</office:document-meta>
</file>